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ncipaux apports : </text:p>
      <text:p text:style-name="Standard">propose un processus dirigé par les modèles pour la conception des IHM. L'objectif étant guidé par l’amélioration du processus d'implémentation des interfaces.</text:p>
      <text:p text:style-name="Standard"/>
      <text:p text:style-name="Standard">Motivations :</text:p>
      <text:p text:style-name="Standard">proposer une solution à l'informatique ambiant, c'est à dire diffuse et mobile. Les contextes d'usages <text:s text:c="2"/>&lt;utilisateur, plate-forme, environnement&gt; se diversifient. </text:p>
      <text:p text:style-name="Standard">Les IHM se déploient dans un contexte dynamique et hétérogène : elles s'étalent dans un ensemble de plate-forme, migre l'une vers l'autre et doivent gérer l'arriver ou le départ de certaine ressource.</text:p>
      <text:p text:style-name="Standard">La plasticité des interfaces étudie, la capacité d'une IHM à s'adapter à son contexte d'usage dans le respect de son utilisabilité. </text:p>
      <text:p text:style-name="Standard">Une IHM est décrit suivant plusieurs points de vue (aspect). La conception d'une IHM peut être vu comme une série de correspondance entre méta-modèle.</text:p>
      <text:p text:style-name="Standard">État de l'art :</text:p>
      <text:p text:style-name="Standard">Les principaux apports :</text:p>
      <text:p text:style-name="Standard"/>
      <text:p text:style-name="Standard">Les principaux apports au regard sur notre problématique :</text:p>
      <text:p text:style-name="Standard">L'interet et d'unifier la conception et l’exécution des IH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29T14:07:08</meta:creation-date>
    <meta:generator>LibreOffice/3.5$Linux_x86 LibreOffice_project/350m1$Build-2</meta:generator>
    <dc:date>2014-03-29T17:38:32</dc:date>
    <dc:creator>Asus </dc:creator>
    <meta:editing-duration>PT3H27M42S</meta:editing-duration>
    <meta:editing-cycles>17</meta:editing-cycles>
    <meta:document-statistic meta:table-count="0" meta:image-count="0" meta:object-count="0" meta:page-count="1" meta:paragraph-count="11" meta:word-count="150" meta:character-count="996" meta:non-whitespace-character-count="852"/>
  </office:meta>
</office:document-meta>
</file>